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7e24" officeooo:paragraph-rsid="000a7e24"/>
    </style:style>
    <style:style style:name="P2" style:family="paragraph" style:parent-style-name="Standard">
      <style:text-properties officeooo:rsid="000f4cc8" officeooo:paragraph-rsid="000f4cc8"/>
    </style:style>
    <style:style style:name="P3" style:family="paragraph" style:parent-style-name="Standard">
      <style:text-properties officeooo:rsid="00195175" officeooo:paragraph-rsid="00195175"/>
    </style:style>
    <style:style style:name="P4" style:family="paragraph" style:parent-style-name="Standard">
      <style:text-properties officeooo:paragraph-rsid="00195175"/>
    </style:style>
    <style:style style:name="P5" style:family="paragraph" style:parent-style-name="Standard">
      <style:text-properties officeooo:rsid="001affd8" officeooo:paragraph-rsid="001affd8"/>
    </style:style>
    <style:style style:name="P6" style:family="paragraph" style:parent-style-name="Standard">
      <style:text-properties officeooo:paragraph-rsid="001affd8"/>
    </style:style>
    <style:style style:name="P7" style:family="paragraph" style:parent-style-name="Standard">
      <style:text-properties officeooo:rsid="0020856e" officeooo:paragraph-rsid="0020856e"/>
    </style:style>
    <style:style style:name="P8" style:family="paragraph" style:parent-style-name="Standard">
      <style:paragraph-properties fo:margin-top="0.176cm" fo:margin-bottom="0.176cm" loext:contextual-spacing="false"/>
    </style:style>
    <style:style style:name="P9" style:family="paragraph" style:parent-style-name="Standard">
      <style:paragraph-properties fo:margin-top="0.176cm" fo:margin-bottom="0.176cm" loext:contextual-spacing="false"/>
      <style:text-properties style:font-name="Calibri" fo:font-size="11pt" fo:language="en" fo:country="none" style:font-size-asian="11pt"/>
    </style:style>
    <style:style style:name="P10" style:family="paragraph" style:parent-style-name="Standard">
      <style:paragraph-properties fo:margin-top="0cm" fo:margin-bottom="0.353cm" loext:contextual-spacing="false" fo:line-height="115%"/>
      <style:text-properties style:font-name="Calibri" fo:font-size="11pt" fo:language="en" fo:country="none" style:font-size-asian="11pt"/>
    </style:style>
    <style:style style:name="P11" style:family="paragraph" style:parent-style-name="Standard">
      <style:paragraph-properties fo:margin-top="0cm" fo:margin-bottom="0.353cm" loext:contextual-spacing="false" fo:line-height="115%"/>
      <style:text-properties style:font-name="Calibri" fo:font-size="11pt" fo:language="en" fo:country="none" fo:font-weight="normal" officeooo:rsid="001d6401" officeooo:paragraph-rsid="001d6401" style:font-size-asian="11pt" style:font-weight-asian="normal"/>
    </style:style>
    <style:style style:name="P12" style:family="paragraph" style:parent-style-name="Standard">
      <style:paragraph-properties fo:margin-top="0cm" fo:margin-bottom="0.353cm" loext:contextual-spacing="false" fo:line-height="115%"/>
      <style:text-properties style:font-name="Calibri" fo:font-size="11pt" fo:language="en" fo:country="none" fo:font-weight="normal" officeooo:rsid="001e3306" officeooo:paragraph-rsid="001e3306" style:font-size-asian="11pt" style:font-weight-asian="normal"/>
    </style:style>
    <style:style style:name="P13" style:family="paragraph" style:parent-style-name="Standard">
      <style:paragraph-properties fo:margin-top="0cm" fo:margin-bottom="0.353cm" loext:contextual-spacing="false" fo:line-height="115%"/>
      <style:text-properties style:font-name="Calibri" fo:font-size="11pt" fo:language="en" fo:country="none" fo:font-weight="normal" officeooo:rsid="001ec019" officeooo:paragraph-rsid="001ec019" style:font-size-asian="11pt" style:font-weight-asian="normal"/>
    </style:style>
    <style:style style:name="P14" style:family="paragraph" style:parent-style-name="Standard">
      <style:paragraph-properties fo:margin-top="0cm" fo:margin-bottom="0.353cm" loext:contextual-spacing="false" fo:line-height="115%"/>
      <style:text-properties officeooo:paragraph-rsid="001ec019"/>
    </style:style>
    <style:style style:name="P15" style:family="paragraph" style:parent-style-name="Standard">
      <style:text-properties style:font-name="Times New Roman" fo:font-size="12pt" officeooo:rsid="00195175" officeooo:paragraph-rsid="00195175" style:font-size-asian="12pt"/>
    </style:style>
    <style:style style:name="P16" style:family="paragraph" style:parent-style-name="Standard">
      <style:text-properties style:font-name="Times New Roman" fo:font-size="12pt" fo:language="en" fo:country="GB" officeooo:rsid="00195175" officeooo:paragraph-rsid="00195175" style:font-size-asian="12pt"/>
    </style:style>
    <style:style style:name="P17" style:family="paragraph" style:parent-style-name="Standard">
      <style:text-properties style:font-name="Times New Roman" fo:font-size="12pt" fo:language="en" fo:country="GB" officeooo:rsid="001affd8" officeooo:paragraph-rsid="001affd8" style:font-size-asian="12pt"/>
    </style:style>
    <style:style style:name="P18" style:family="paragraph" style:parent-style-name="Standard" style:list-style-name="L1">
      <style:text-properties officeooo:paragraph-rsid="000f4cc8"/>
    </style:style>
    <style:style style:name="P19" style:family="paragraph" style:parent-style-name="Standard" style:list-style-name="L1">
      <style:text-properties officeooo:paragraph-rsid="001322e9"/>
    </style:style>
    <style:style style:name="P20" style:family="paragraph" style:parent-style-name="Standard" style:list-style-name="L1">
      <style:text-properties officeooo:paragraph-rsid="00166100"/>
    </style:style>
    <style:style style:name="P21" style:family="paragraph" style:parent-style-name="Standard" style:list-style-name="L1">
      <style:text-properties officeooo:paragraph-rsid="00232441"/>
    </style:style>
    <style:style style:name="P22" style:family="paragraph" style:parent-style-name="Standard" style:list-style-name="L1">
      <style:text-properties officeooo:paragraph-rsid="0017266a"/>
    </style:style>
    <style:style style:name="P23" style:family="paragraph" style:parent-style-name="Standard" style:list-style-name="L1">
      <style:text-properties officeooo:paragraph-rsid="0023ee4b"/>
    </style:style>
    <style:style style:name="P24" style:family="paragraph" style:parent-style-name="Standard" style:list-style-name="L1">
      <style:text-properties officeooo:paragraph-rsid="0024b89a"/>
    </style:style>
    <style:style style:name="P25" style:family="paragraph" style:parent-style-name="Standard" style:list-style-name="L1">
      <style:text-properties officeooo:rsid="000a7e24" officeooo:paragraph-rsid="000f4cc8"/>
    </style:style>
    <style:style style:name="P26" style:family="paragraph" style:parent-style-name="Standard" style:list-style-name="L1">
      <style:text-properties officeooo:rsid="00145679" officeooo:paragraph-rsid="00145679"/>
    </style:style>
    <style:style style:name="P27" style:family="paragraph" style:parent-style-name="Standard" style:list-style-name="L1">
      <style:text-properties officeooo:rsid="000f4cc8" officeooo:paragraph-rsid="000f4cc8"/>
    </style:style>
    <style:style style:name="P28" style:family="paragraph" style:parent-style-name="Standard" style:list-style-name="L1">
      <style:text-properties officeooo:rsid="000f4cc8" officeooo:paragraph-rsid="0015b648"/>
    </style:style>
    <style:style style:name="P29" style:family="paragraph" style:parent-style-name="Standard">
      <style:text-properties officeooo:rsid="000f4cc8" officeooo:paragraph-rsid="00232441"/>
    </style:style>
    <style:style style:name="P30" style:family="paragraph" style:parent-style-name="Standard" style:list-style-name="L1">
      <style:text-properties officeooo:rsid="00114274" officeooo:paragraph-rsid="00114274"/>
    </style:style>
    <style:style style:name="P31" style:family="paragraph" style:parent-style-name="Standard" style:list-style-name="L1">
      <style:text-properties officeooo:rsid="001322e9" officeooo:paragraph-rsid="001322e9"/>
    </style:style>
    <style:style style:name="P32" style:family="paragraph" style:parent-style-name="Standard" style:list-style-name="L1">
      <style:text-properties officeooo:rsid="00166100" officeooo:paragraph-rsid="00166100"/>
    </style:style>
    <style:style style:name="P33" style:family="paragraph" style:parent-style-name="Standard" style:list-style-name="L1">
      <style:text-properties officeooo:rsid="0017266a" officeooo:paragraph-rsid="0017266a"/>
    </style:style>
    <style:style style:name="P34" style:family="paragraph" style:parent-style-name="Standard" style:list-style-name="L1">
      <style:text-properties officeooo:rsid="00232441" officeooo:paragraph-rsid="00232441"/>
    </style:style>
    <style:style style:name="P35" style:family="paragraph" style:parent-style-name="Standard" style:list-style-name="L1">
      <style:text-properties officeooo:rsid="00232441" officeooo:paragraph-rsid="0023ee4b"/>
    </style:style>
    <style:style style:name="P36" style:family="paragraph" style:parent-style-name="Standard" style:list-style-name="L1">
      <style:text-properties officeooo:rsid="00232441" officeooo:paragraph-rsid="0024b89a"/>
    </style:style>
    <style:style style:name="P37" style:family="paragraph" style:parent-style-name="Standard">
      <style:text-properties officeooo:rsid="00232441" officeooo:paragraph-rsid="00232441"/>
    </style:style>
    <style:style style:name="P38" style:family="paragraph" style:parent-style-name="Standard" style:list-style-name="L1">
      <style:text-properties officeooo:rsid="0023ee4b" officeooo:paragraph-rsid="0023ee4b"/>
    </style:style>
    <style:style style:name="P39" style:family="paragraph" style:parent-style-name="Standard" style:list-style-name="L1">
      <style:text-properties officeooo:rsid="0024b89a" officeooo:paragraph-rsid="0024b89a"/>
    </style:style>
    <style:style style:name="P40" style:family="paragraph" style:parent-style-name="Standard">
      <style:paragraph-properties fo:margin-top="0.176cm" fo:margin-bottom="0.176cm" loext:contextual-spacing="false"/>
      <style:text-properties style:font-name="Calibri" fo:font-size="11pt" fo:language="en" fo:country="none" style:font-size-asian="11pt"/>
    </style:style>
    <style:style style:name="T1" style:family="text">
      <style:text-properties officeooo:rsid="001322e9"/>
    </style:style>
    <style:style style:name="T2"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3" style:family="text">
      <style:text-properties fo:color="#000000" style:font-name="Liberation Serif" fo:font-size="12pt" fo:font-style="normal" fo:font-weight="normal" officeooo:rsid="001322e9" style:font-size-asian="12pt" style:font-style-asian="normal" style:font-weight-asian="normal" style:font-size-complex="12pt" style:font-weight-complex="normal"/>
    </style:style>
    <style:style style:name="T4" style:family="text">
      <style:text-properties fo:color="#000000" style:font-name="Liberation Serif" fo:font-size="12pt" fo:font-style="italic" fo:font-weight="normal" style:font-size-asian="12pt" style:font-style-asian="italic" style:font-weight-asian="normal" style:font-size-complex="12pt" style:font-style-complex="italic"/>
    </style:style>
    <style:style style:name="T5" style:family="text">
      <style:text-properties fo:color="#000000" style:font-name="Liberation Serif" fo:font-size="12pt" fo:font-style="italic" fo:font-weight="normal" officeooo:rsid="00166100" style:font-size-asian="12pt" style:font-style-asian="italic" style:font-weight-asian="normal" style:font-size-complex="12pt" style:font-style-complex="italic"/>
    </style:style>
    <style:style style:name="T6"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7"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8" style:family="text">
      <style:text-properties fo:color="#000000" style:font-name="Liberation Serif" fo:font-size="12pt" fo:font-style="normal" fo:font-weight="normal" officeooo:rsid="00232441" style:font-size-asian="12pt" style:font-style-asian="normal" style:font-weight-asian="normal" style:font-size-complex="12pt" style:font-style-complex="normal"/>
    </style:style>
    <style:style style:name="T9" style:family="text">
      <style:text-properties fo:color="#000000" style:font-name="Liberation Serif" fo:font-size="12pt" fo:font-style="normal" fo:font-weight="normal" officeooo:rsid="0023ee4b" style:font-size-asian="12pt" style:font-style-asian="normal" style:font-weight-asian="normal" style:font-size-complex="12pt" style:font-style-complex="normal"/>
    </style:style>
    <style:style style:name="T10" style:family="text">
      <style:text-properties fo:color="#000000" style:font-name="Liberation Serif" fo:font-size="12pt" fo:font-style="normal" fo:font-weight="normal" officeooo:rsid="0023ee4b" style:font-size-asian="12pt" style:font-style-asian="normal" style:font-weight-asian="normal" style:font-size-complex="12pt" style:font-style-complex="normal"/>
    </style:style>
    <style:style style:name="T11" style:family="text">
      <style:text-properties fo:color="#000000" style:font-name="Liberation Serif" fo:font-size="12pt" fo:font-style="normal" fo:font-weight="normal" officeooo:rsid="0024b89a" style:font-size-asian="12pt" style:font-style-asian="normal" style:font-weight-asian="normal" style:font-size-complex="12pt" style:font-style-complex="normal"/>
    </style:style>
    <style:style style:name="T12" style:family="text">
      <style:text-properties fo:color="#000000" style:font-name="Liberation Serif" fo:font-size="12pt" fo:font-style="normal" fo:font-weight="normal" officeooo:rsid="0024b89a" style:font-size-asian="12pt" style:font-style-asian="normal" style:font-weight-asian="normal" style:font-size-complex="12pt" style:font-style-complex="normal"/>
    </style:style>
    <style:style style:name="T13" style:family="text">
      <style:text-properties fo:color="#000000" style:font-name="Liberation Serif" fo:font-size="12pt" fo:font-style="normal" fo:font-weight="normal" officeooo:rsid="0024b89a"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16" style:family="text">
      <style:text-properties fo:color="#000000" style:font-name="Liberation Serif" fo:font-size="12pt" fo:font-style="normal" fo:font-weight="normal" officeooo:rsid="00232441" style:font-size-asian="12pt" style:font-style-asian="normal" style:font-weight-asian="normal" style:font-size-complex="12pt" style:font-weight-complex="normal"/>
    </style:style>
    <style:style style:name="T17" style:family="text">
      <style:text-properties fo:color="#000000" style:font-name="Liberation Serif" fo:font-size="12pt" fo:font-style="normal" style:font-size-asian="12pt" style:font-style-asian="normal" style:font-size-complex="12pt" style:font-style-complex="normal"/>
    </style:style>
    <style:style style:name="T18" style:family="text">
      <style:text-properties fo:color="#000000" style:font-name="Liberation Serif" fo:font-size="12pt" officeooo:rsid="0017266a" style:font-size-asian="12pt" style:font-size-complex="12pt"/>
    </style:style>
    <style:style style:name="T19" style:family="text">
      <style:text-properties fo:color="#000000" style:font-name="Liberation Serif" fo:font-size="12pt" fo:font-style="italic" fo:font-weight="normal" style:font-size-asian="12pt" style:font-style-asian="italic" style:font-weight-asian="normal" style:font-size-complex="12pt" style:font-style-complex="italic"/>
    </style:style>
    <style:style style:name="T20" style:family="text">
      <style:text-properties fo:color="#000000" style:font-name="Liberation Serif" fo:font-size="12pt" fo:font-style="italic" style:font-size-asian="12pt" style:font-style-asian="italic" style:font-size-complex="12pt" style:font-style-complex="italic"/>
    </style:style>
    <style:style style:name="T21" style:family="text">
      <style:text-properties officeooo:rsid="0015b648"/>
    </style:style>
    <style:style style:name="T22" style:family="text">
      <style:text-properties officeooo:rsid="00166100"/>
    </style:style>
    <style:style style:name="T23" style:family="text">
      <style:text-properties style:font-name="Times New Roman" fo:font-size="12pt" officeooo:rsid="00195175" style:font-size-asian="12pt"/>
    </style:style>
    <style:style style:name="T24" style:family="text">
      <style:text-properties style:font-name="Times New Roman" fo:font-size="12pt" fo:font-weight="bold" officeooo:rsid="00195175" style:font-size-asian="12pt" style:font-weight-asian="bold"/>
    </style:style>
    <style:style style:name="T25" style:family="text">
      <style:text-properties style:font-name="Times New Roman" fo:font-size="12pt" fo:language="en" fo:country="GB" style:font-size-asian="12pt"/>
    </style:style>
    <style:style style:name="T26" style:family="text">
      <style:text-properties style:font-name="Times New Roman" fo:font-size="12pt" fo:language="en" fo:country="GB" officeooo:rsid="00195175" style:font-size-asian="12pt"/>
    </style:style>
    <style:style style:name="T27" style:family="text">
      <style:text-properties style:font-name="Times New Roman" fo:font-size="12pt" fo:language="en" fo:country="GB" officeooo:rsid="0019af0c" style:font-size-asian="12pt"/>
    </style:style>
    <style:style style:name="T28" style:family="text">
      <style:text-properties style:font-name="Times New Roman" fo:font-size="12pt" fo:language="en" fo:country="GB" officeooo:rsid="001affd8" style:font-size-asian="12pt"/>
    </style:style>
    <style:style style:name="T29" style:family="text">
      <style:text-properties style:font-name="Times New Roman" fo:font-size="12pt" fo:language="en" fo:country="GB" fo:font-weight="normal" style:font-size-asian="12pt" style:font-weight-asian="normal"/>
    </style:style>
    <style:style style:name="T30" style:family="text">
      <style:text-properties style:font-name="Times New Roman" fo:font-size="18pt" fo:language="en" fo:country="GB" fo:font-weight="bold" style:font-size-asian="18pt" style:font-weight-asian="bold"/>
    </style:style>
    <style:style style:name="T31" style:family="text">
      <style:text-properties fo:color="#0000ff" style:font-name="Times New Roman" fo:font-size="12pt" fo:language="en" fo:country="GB" style:text-underline-style="solid" style:text-underline-width="auto" style:text-underline-color="font-color" style:font-size-asian="12pt"/>
    </style:style>
    <style:style style:name="T32" style:family="text">
      <style:text-properties fo:color="#0000ff" style:font-name="Times New Roman" fo:font-size="12pt" fo:language="en" fo:country="GB" style:text-underline-style="solid" style:text-underline-width="auto" style:text-underline-color="font-color" fo:font-weight="normal" style:font-size-asian="12pt" style:font-weight-asian="normal"/>
    </style:style>
    <style:style style:name="T33" style:family="text">
      <style:text-properties officeooo:rsid="001e3306"/>
    </style:style>
    <style:style style:name="T34" style:family="text">
      <style:text-properties style:font-name="Calibri" fo:font-size="11pt" fo:language="en" fo:country="none" style:font-size-asian="11pt"/>
    </style:style>
    <style:style style:name="T35" style:family="text">
      <style:text-properties style:font-name="Calibri" fo:font-size="11pt" fo:language="en" fo:country="none" fo:font-weight="normal" officeooo:rsid="001ec019" style:font-size-asian="11pt" style:font-weight-asian="normal"/>
    </style:style>
    <style:style style:name="T36" style:family="text">
      <style:text-properties officeooo:rsid="00232441"/>
    </style:style>
    <style:style style:name="T37" style:family="text">
      <style:text-properties fo:color="#808080" style:font-name="Courier New" fo:font-size="6pt" fo:font-style="italic" fo:font-weight="normal" style:font-size-asian="6pt" style:font-style-asian="italic" style:font-weight-asian="normal"/>
    </style:style>
    <style:style style:name="T38" style:family="text">
      <style:text-properties fo:color="#808080" style:font-name="Courier New" fo:font-size="6pt" fo:font-style="italic" fo:font-weight="normal" officeooo:rsid="0023ee4b" style:font-size-asian="6pt" style:font-style-asian="italic" style:font-weight-asian="normal"/>
    </style:style>
    <style:style style:name="T39" style:family="text">
      <style:text-properties fo:color="#808080" style:font-name="Liberation Serif" fo:font-size="6pt" fo:font-style="italic" fo:font-weight="normal" style:font-size-asian="6pt" style:font-style-asian="italic" style:font-weight-asian="normal"/>
    </style:style>
    <style:style style:name="T40" style:family="text">
      <style:text-properties fo:color="#808080" style:font-name="Liberation Serif" fo:font-size="12pt" fo:font-style="italic" fo:font-weight="normal" style:font-size-asian="12pt" style:font-style-asian="italic" style:font-weight-asian="normal" style:font-size-complex="12pt"/>
    </style:style>
    <style:style style:name="T41" style:family="text">
      <style:text-properties fo:color="#808080" style:font-name="Liberation Serif" fo:font-size="12pt" fo:font-style="italic" fo:font-weight="normal" style:font-size-asian="12pt" style:font-style-asian="italic" style:font-weight-asian="normal" style:font-size-complex="12pt" style:font-style-complex="italic"/>
    </style:style>
    <style:style style:name="T42" style:family="text">
      <style:text-properties style:font-name="Liberation Serif"/>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fo:font-style="italic" style:font-size-asian="12pt" style:font-style-asian="italic" style:font-size-complex="12pt" style:font-style-complex="italic"/>
    </style:style>
    <style:style style:name="T45" style:family="text">
      <style:text-properties fo:color="#008080" style:font-name="Liberation Serif" fo:font-size="6pt" fo:font-style="normal" fo:font-weight="bold" style:font-size-asian="6pt" style:font-style-asian="normal" style:font-weight-asian="bold" style:font-size-complex="12pt" style:font-style-complex="normal"/>
    </style:style>
    <style:style style:name="T46" style:family="text">
      <style:text-properties fo:color="#008080" style:font-name="Liberation Serif" fo:font-size="12pt" fo:font-style="normal" fo:font-weight="bold" style:font-size-asian="12pt" style:font-style-asian="normal" style:font-weight-asian="bold" style:font-size-complex="12pt" style:font-style-complex="normal"/>
    </style:style>
    <style:style style:name="T47" style:family="text">
      <style:text-properties fo:color="#008080" style:font-name="Liberation Serif"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fo:color="#008080" style:font-name="Courier New" fo:font-size="6pt" fo:font-style="normal" fo:font-weight="bold" style:font-size-asian="6pt" style:font-style-asian="normal" style:font-weight-asian="bold" style:font-size-complex="12pt" style:font-style-complex="normal"/>
    </style:style>
    <style:style style:name="T49" style:family="text">
      <style:text-properties officeooo:rsid="0017266a"/>
    </style:style>
    <style:style style:name="T50" style:family="text">
      <style:text-properties officeooo:rsid="0023ee4b"/>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ppendix</text:p>
      <text:p text:style-name="P7"/>
      <text:p text:style-name="P3"/>
      <text:p text:style-name="P3"/>
      <text:p text:style-name="P3"/>
      <text:p text:style-name="P3"/>
      <text:p text:style-name="P3">Background</text:p>
      <text:p text:style-name="P5">QOF</text:p>
      <text:p text:style-name="P4"><text:span text:style-name="T23">“The </text:span><text:span text:style-name="T24">Quality and Outcomes Framework (QOF)</text:span><text:span text:style-name="T23"> is a system for the performance management and payment of </text:span><text:span text:style-name="Internet_20_link"><text:span text:style-name="T23">general practitioners</text:span></text:span><text:span text:style-name="T23"> (GPs) in the </text:span><text:span text:style-name="Internet_20_link"><text:span text:style-name="T23">National Health Service</text:span></text:span><text:span text:style-name="T23"> (NHS) in </text:span><text:span text:style-name="Internet_20_link"><text:span text:style-name="T23">England</text:span></text:span><text:span text:style-name="T23">, </text:span><text:span text:style-name="Internet_20_link"><text:span text:style-name="T23">Wales</text:span></text:span><text:span text:style-name="T23">, </text:span><text:span text:style-name="Internet_20_link"><text:span text:style-name="T23">Scotland</text:span></text:span><text:span text:style-name="T23"> and </text:span><text:span text:style-name="Internet_20_link"><text:span text:style-name="T23">Northern Ireland</text:span></text:span><text:span text:style-name="T23">. It was introduced as part of the new </text:span><text:span text:style-name="Internet_20_link"><text:span text:style-name="T23">general medical services</text:span></text:span><text:span text:style-name="T23"> (GMS) contract in April 2004, replacing various other fee arrangements.” wiki</text:span></text:p>
      <text:p text:style-name="P15"/>
      <text:p text:style-name="P4"><text:span text:style-name="T23">“</text:span><text:span text:style-name="T25">The Quality and Outcomes Framework (QOF) is a voluntary annual reward and incentive programme for all GP surgeries in England, detailing practice achievement results. It is not about performance management but resourcing and then rewarding good practice.”</text:span><text:span text:style-name="T26">dig NHS</text:span></text:p>
      <text:p text:style-name="P16">“The QOF information is collected at an aggregate level for each general practice and does not refer to specific patients, hence QOF cannot show how well a surgery treats its patients.” dignhs</text:p>
      <text:p text:style-name="P16"/>
      <text:p text:style-name="P4"><text:span text:style-name="T26">"The Quality and Outcomes Framework (QOF) was introduced as part of the General Medical Services (GMS) contract on 1 April 2004. The objective of the QOF is to improve the quality of care patients are given by rewarding practices for the quality of care they provide to their patients.</text:span><text:line-break/><text:span text:style-name="T25">This publication provides data for the reporting year 1 April 2016 to 31 March 2017 and covers all General Practices in England that participated in the Quality and Outcomes Framework (QOF) in 2016-17. Participation in QOF is voluntary, though participation rates are very high at 95.4 per cent." </text:span><text:span text:style-name="T27">dignhs</text:span></text:p>
      <text:p text:style-name="P10"/>
      <text:p text:style-name="P5"><text:span text:style-name="T26">M</text:span><text:span text:style-name="T25">onitors</text:span></text:p>
      <text:p text:style-name="P6"><text:span text:style-name="T28">“</text:span><text:span text:style-name="T25">Measurements from monitoring stations are only able to report air quality at that particular location. The annual map uses a detailed model to show a prediction of what air quality as like across the whole of Greater London. </text:span></text:p>
      <text:p text:style-name="P17"/>
      <text:p text:style-name="P6"><text:span text:style-name="T28">“</text:span><text:span text:style-name="T25">Londonair is the website of the London Air Quality Network (LAQN), and shows air pollution in London and south east England. The website provides information for the public, for policy users, and for scientists. The LAQN was formed in 1993 to coordinate and improve air pollution </text:span><text:span text:style-name="T31">monitoring</text:span><text:span text:style-name="T25"> in London. The network provides independent scientific measurements and assessment. Establishing and running a monitoring site requires a large investment, and it is not possible to put monitoring everywhere, so we have developed maps and models to predict the pollution levels in between. </text:span></text:p>
      <text:p text:style-name="P6"><text:span text:style-name="T28">“</text:span><text:span text:style-name="T30">How is air pollution measured?</text:span></text:p>
      <text:p text:style-name="P8"><text:span text:style-name="T29">There are two distinct types of air pollution monitoring generally in use - non-automatic and automatic.</text:span><text:line-break/><text:line-break/><text:span text:style-name="T29">Non-automatic monitoring methods are often cheaper and easier to operate, and generally involve placing a special tube in a location for 2-4 weeks and then sending it to a laboratory for chemical analysis. This method only provides one value for the whole of time it was in place, and there is also a delay in producing the measurements.</text:span><text:line-break/><text:line-break/><text:span text:style-name="T29">Automatic methods are more accurate and have better time resolution, typically providing a reading every 15 minutes. Automatic methods involve the use of electronic recording and analysis.</text:span><text:line-break/><text:line-break/><text:soft-page-break/><text:span text:style-name="T29">The </text:span><text:span text:style-name="T32">London Air Quality Network</text:span><text:span text:style-name="T29"> consists of automatic equipment in fixed cabins. This allows us to obtain a long history of measurement with the same equipment at the same location.</text:span><text:line-break/><text:line-break/><text:span text:style-name="T29">Air is drawn into specialist equipment from a chosen location at about the breathing height. Data is then downloaded to the Environmental Research Group (ERG) at King's College London, before being disseminated to the public in many different ways. The network uses reference equipment that is maintained to strict quality procedures to ensure reliable results. </text:span><text:line-break/><text:line-break/><text:span text:style-name="T32">Recent advances in small sensors </text:span><text:span text:style-name="T29">offer of exciting opportunities for citizen science and for people to measure their own pollution exposure. However these sensors are normally based on technologies that were first developed for workplaces and they can give misleading results when used to measure the pollution that we experience in everyday London . </text:span></text:p>
      <text:p text:style-name="P11">Web services</text:p>
      <text:p text:style-name="P11">Geographical mapping: <text:span text:style-name="T33">CRS</text:span></text:p>
      <text:p text:style-name="P12">Visualisation: colours, gradients</text:p>
      <text:p text:style-name="P11">Issues: distribution of pol, lack of data, timeframe mismatch</text:p>
      <text:p text:style-name="P14"><text:span text:style-name="T35">Stats. Null hyp </text:span><text:span text:style-name="T34">H1: Tomato plants exhibit a higher rate of growth when planted in compost rather than in soil.</text:span></text:p>
      <text:p text:style-name="P9">And a null hypothesis:</text:p>
      <text:p text:style-name="P9"/>
      <text:p text:style-name="P9">H0: Tomato plants do not exhibit a higher rate of growth when planted in compost rather than soil.</text:p>
      <text:p text:style-name="P13"/>
      <text:p text:style-name="P11">Improvements</text:p>
      <text:p text:style-name="P17"/>
      <text:p text:style-name="P16"/>
      <text:p text:style-name="P16"/>
      <text:p text:style-name="P10"/>
      <text:p text:style-name="P15"/>
      <text:p text:style-name="P3"/>
      <text:p text:style-name="P1"/>
      <text:p text:style-name="P1"/>
      <text:p text:style-name="P1"/>
      <text:p text:style-name="P1">User Manual</text:p>
      <text:list xml:id="list3158701424" text:style-name="L1">
        <text:list-item>
          <text:p text:style-name="P25">Run the QOFProcessor for each year that you want to create disease statistics for.</text:p>
          <text:p text:style-name="P18"/>
          <text:list>
            <text:list-item>
              <text:p text:style-name="P25">Description. </text:p>
              <text:p text:style-name="P18"/>
              <text:p text:style-name="P25">The QOF is an annual summary of different diseases that occur at GP surgeries. The data is publicly available from NHS Digital. The data is held in Excel files for each year, which have been downloaded to a local computer. When you run the QOFProcessor you will need to select the year to process. The format of the QOF has changed slightly over the years and the columns which contain the ListSize and the Register are in different <text:soft-page-break/>positions. There is a dataframe that maps the year to the column positions. The QOF spreadsheet is parsed. Then all the practices for the Region = “London” are selected.</text:p>
              <text:p text:style-name="P26">These are merged with a file that contains postcodes for the practices. For all the practices a web service is called using the postcodes. This returns the location details of the practices. The program outputs a file of Practices with the select disease occurences the size of the practice list, the ward and the longitude and latitude.</text:p>
              <text:p text:style-name="P18"/>
            </text:list-item>
            <text:list-item>
              <text:p text:style-name="P27">Inputs</text:p>
              <text:list>
                <text:list-item>
                  <text:p text:style-name="P30">Input the year that you wish to process into console.</text:p>
                </text:list-item>
                <text:list-item>
                  <text:p text:style-name="P30">QOF Excel file form local machine. Use FileDialogue to select.</text:p>
                </text:list-item>
                <text:list-item>
                  <text:p text:style-name="P30">The epracur file. This is a CSV file of the current GP practices and maps them to postcodes based on the 6 character practice code. Use FileDialogue to select.</text:p>
                </text:list-item>
                <text:list-item>
                  <text:p text:style-name="P19"><text:span text:style-name="T1">The web service hosted at </text:span><text:a xlink:type="simple" xlink:href="https://api.postcodes.io/postcodes" text:style-name="Internet_20_link" text:visited-style-name="Visited_20_Internet_20_Link">https://api.postcodes.io/postcodes</text:a><text:span text:style-name="T2"> . </text:span><text:span text:style-name="T3">This returns location details for the practice in JSON format. It includes the ward, ward code, longitude and latitude.</text:span></text:p>
                </text:list-item>
              </text:list>
            </text:list-item>
            <text:list-item>
              <text:p text:style-name="P27">Outputs</text:p>
              <text:list>
                <text:list-item>
                  <text:p text:style-name="P31">A csv file called LondonQOF with the year appended on the name, e.g, <text:s/>LondonQOF-2016</text:p>
                </text:list-item>
              </text:list>
              <text:p text:style-name="P27"/>
            </text:list-item>
          </text:list>
        </text:list-item>
        <text:list-item>
          <text:p text:style-name="P27">Run the GetMonitorsWards</text:p>
          <text:list>
            <text:list-item>
              <text:p text:style-name="P28">Description. <text:span text:style-name="T21">This program accepts a year as input. Then it calls a webservice which returns a list of pollution monitors in the London region. Each monitor has among other things: an id, a location specified in latitude and longitude and details of the annual annual mean readings of the pollutants. The pollutants are NO2, SO2, DUST and PM10.</text:span></text:p>
            </text:list-item>
            <text:list-item>
              <text:p text:style-name="P32">Inputs </text:p>
              <text:list>
                <text:list-item>
                  <text:p text:style-name="P33">The year that you want the data for. Entered at the console.</text:p>
                </text:list-item>
                <text:list-item>
                  <text:p text:style-name="P20"><text:span text:style-name="T22">The webservice at </text:span><text:a xlink:type="simple" xlink:href="http://api.erg.kcl.ac.uk/AirQuality/Annual/MonitoringObjective/GroupName=LAQN/Year=2018/Json" text:style-name="Internet_20_link" text:visited-style-name="Visited_20_Internet_20_Link">http://api.erg.kcl.ac.uk/AirQuality/Annual/MonitoringObjective/GroupName=LAQN/Year=2018/Json</text:a><text:span text:style-name="T4"> </text:span></text:p>
                </text:list-item>
                <text:list-item>
                  <text:p text:style-name="P20"><text:span text:style-name="T5">The webservice at http://</text:span><text:span text:style-name="T4">api.postcodes.io/postcodes?</text:span><text:span text:style-name="T5">l</text:span><text:span text:style-name="T4">on=0.074372&amp;lat=51.541119</text:span></text:p>
                </text:list-item>
              </text:list>
            </text:list-item>
            <text:list-item>
              <text:p text:style-name="P33">Outputs</text:p>
              <text:list>
                <text:list-item>
                  <text:p text:style-name="P22"><text:span text:style-name="T49">A csv file containing the annual pollution readings for each monitor. </text:span><text:span text:style-name="T18">Called </text:span><text:span text:style-name="T2">MonitorWardsFile-</text:span><text:span text:style-name="T16">yyyy</text:span></text:p>
                  <text:p text:style-name="P33"/>
                </text:list-item>
              </text:list>
            </text:list-item>
          </text:list>
        </text:list-item>
        <text:list-item>
          <text:p text:style-name="P34">Run the AggregateQOF programme</text:p>
          <text:list>
            <text:list-item>
              <text:p text:style-name="P21"><text:span text:style-name="T36">Description. </text:span><text:span text:style-name="T6">This program takes the output from the QOFProcessor. It sums the list and prevalence for each practice in each ward. </text:span><text:span text:style-name="T8">It then calculates the </text:span><text:span text:style-name="T9">ListSize / Register for each ward.</text:span><text:span text:style-name="T6">Then it outputs a file called LondonQOFAggregated-yyyy</text:span></text:p>
            </text:list-item>
            <text:list-item>
              <text:p text:style-name="P34">Inputs</text:p>
              <text:list>
                <text:list-item>
                  <text:p text:style-name="P34">The <text:s/><text:span text:style-name="T1">LondonQOF-</text:span>yyyy file</text:p>
                </text:list-item>
              </text:list>
            </text:list-item>
            <text:list-item>
              <text:p text:style-name="P34">Outputs</text:p>
              <text:list>
                <text:list-item>
                  <text:p text:style-name="P34">The <text:s/><text:span text:style-name="T6">LondonQOFAggregated-yyyy file. Contains the following fields:</text:span></text:p>
                  <text:p text:style-name="P35"><text:span text:style-name="T6">WardCode, Register, ListSize, Prevalence_perc, Year</text:span></text:p>
                  <text:p text:style-name="P35"><text:span text:style-name="T6"/></text:p>
                </text:list-item>
              </text:list>
            </text:list-item>
          </text:list>
        </text:list-item>
        <text:list-item>
          <text:p text:style-name="P35"><text:span text:style-name="T9">Run the </text:span><text:span text:style-name="T11">CombineQOFMonitorSets program</text:span></text:p>
          <text:list>
            <text:list-item>
              <text:p text:style-name="P23"><text:span text:style-name="T50">Description. Th</text:span><text:span text:style-name="T6">is program will read the aggregated QOF File.</text:span><text:span text:style-name="T17"><text:line-break/></text:span><text:span text:style-name="T6">Then it will read the Monitors file for the pollution data.</text:span><text:span text:style-name="T17"><text:line-break/></text:span><text:span text:style-name="T6">Then it will merge them both based on WardCode.</text:span></text:p>
            </text:list-item>
            <text:list-item>
              <text:p text:style-name="P38"><text:span text:style-name="T6">Inputs</text:span></text:p>
              <text:list>
                <text:list-item>
                  <text:p text:style-name="P36"><text:span text:style-name="T6">LondonQOFAggregated-</text:span><text:span text:style-name="T11">yyy </text:span><text:span text:style-name="T9">file </text:span><text:span text:style-name="T11">and the corresponding <text:s/></text:span><text:span text:style-name="T13">MonitorWardsFile-yyyy for the same year</text:span></text:p>
                </text:list-item>
              </text:list>
            </text:list-item>
            <text:list-item>
              <text:p text:style-name="P38"><text:soft-page-break/><text:span text:style-name="T6">Outputs</text:span></text:p>
              <text:list>
                <text:list-item>
                  <text:p text:style-name="P24"><text:span text:style-name="T11">a </text:span><text:span text:style-name="T14">CombinedFile-</text:span><text:span text:style-name="T13">yyyy file</text:span></text:p>
                  <text:p text:style-name="P39"><text:span text:style-name="T6"/></text:p>
                </text:list-item>
              </text:list>
            </text:list-item>
          </text:list>
        </text:list-item>
        <text:list-item>
          <text:p text:style-name="P23"><text:span text:style-name="T11">Run the </text:span><text:span text:style-name="T50"><text:line-break/></text:span></text:p>
        </text:list-item>
      </text:list>
      <text:p text:style-name="P37"/>
      <text:p text:style-name="P29"/>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16:02:05.827000000</meta:creation-date>
    <dc:date>2018-09-03T20:46:47.272000000</dc:date>
    <meta:editing-duration>PT4H24M12S</meta:editing-duration>
    <meta:editing-cycles>16</meta:editing-cycles>
    <meta:generator>LibreOffice/6.1.0.3$Windows_X86_64 LibreOffice_project/efb621ed25068d70781dc026f7e9c5187a4decd1</meta:generator>
    <meta:document-statistic meta:table-count="0" meta:image-count="0" meta:object-count="0" meta:page-count="4" meta:paragraph-count="55" meta:word-count="1165" meta:character-count="7431" meta:non-whitespace-character-count="6271"/>
    <meta:user-defined meta:name="DocumentEncoding">utf-8</meta:user-defined>
    <meta:user-defined meta:name="HTML" meta:value-type="boolean">true</meta:user-defined>
  </office:meta>
</office:document-meta>
</file>